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1">Erland écouta avec un sérieux qui ne lui ressemblait guère Astrid lui exposer avec une attention tout aussi inhabituelle son plan. Au fil de la discussion, le prénom de la pauvre Charline fut massacré à plusieurs reprises, arrachant à chaque fois un sourire qu'il n'arrivait pas à contenir au jeune homme. Le plan était simple, et paraissait tout à fait capable d'être pour le coup efficace -ce qu'il se garda bien d'avouer à sa partenaire. Il fallait reconnaître que l'idée de s'habiller en blanc pour mieux se camoufler dans la neige n'était pas mauvaise du tout. Et la longue-vue permettrait de quadriller un périmètre bien plus large qu'à l’œil nu. Ainsi, l'illusionniste n'avait pas d'objection à émettre et ils se mirent en route avec bon espoir d'accomplir leur quête dans la journée.</text:p>
      <text:p text:style-name="Text_20_body"/>
      <text:p text:style-name="Text_20_body">Journée qui passa de manière assez lente, la randonnée enneigée et la scrutation méticuleuse de la montagne n'étant pas aussi fun qu'il n'y paraissait. Les deux amis suivirent scrupuleusement les indications de leurs cartes, selon ce qu'ils avaient réussi à mettre en commun. Il y en avait pour plusieurs heures avant d'atteindre la zone dans laquelle se trouvaient prétendument des smilodons. Si la promesse de la récompense n'avait pas été si motivante, Erland aurait très probablement fini par craquer et se mettre à râler après Astrid, la princesse pourrie gâtée, les smilodons et peut-être même la pauvre Charline -pour quelque raison que ce soit. Seulement voilà, il y avait beaucoup de cristaux à la clef, aussi le garçon à la chevelure argentée fit preuve de patience et chercha avec assiduité -pas question de voir leur proie leur passer sous le nez- le fameux félin des montagnes.</text:p>
      <text:p text:style-name="Text_20_body"/>
      <text:p text:style-name="Text_20_body">L'après-midi touchait à sa fin lorsque, enfin, ils eurent droit à un peu d'animation. C'était au tour d'Astrid d'avoir la longue-vue, et celle-ci s'allongea soudain dans la neige tout en pointant du doigt un vague point au loin. Devant l'excitation de la jeune femme, Erland s'accroupit à son tour à côté d'elle, mettant sa main en visière devant ses yeux pour cacher le trop brillant soleil et essayer d'y voir un peu mieux. Mais c'était peine perdue, il ne voyait qu'une tâche un peu sombre, bien trop loin pour pouvoir en discerner quoi que ce soit. Heureusement, Astrid lui tendit finalement la lunette, un grand sourire aux lèvres. Le magicien s'en saisit tout en prenant un faux air de réflexion intense.</text:p>
      <text:p text:style-name="Text_20_body"/>
      <text:p text:style-name="Text_20_body">-Lucy, Lucy... Encore une conquête ? Ah non, suis-je bête, c'est cette fausse déesse qui donne aux gens chiants de la fausse magie, c'est ça ?</text:p>
      <text:p text:style-name="Text_20_body"/>
      <text:p text:style-name="Text_20_body">Erland sourit à son tour tout en regardant par la longue-vue. La question était évidemment rhétorique. Non seulement il savait très bien qui était Lucy, mais il jouait volontairement au con en la traitant de « fausse déesse ». Astrid n'était pas étrangère à son petit jeu et il savait pertinemment qu'elle ne le prendrait pas au sérieux. En attendant, cette dernière avait raison. Il y avait bien un smilodon de sortie pas très loin. Erland rangea la lunette et les deux citoyens se mirent en route, essayant à présent au maximum d'être discrets. Après quelques minutes de marche, ils trouvèrent finalement la bête. Tapis dans les fourrés, ils observèrent alors silencieusement. Le félin semblait revenir d'une partie de chasse -plutôt fructueuse, d'après le cadavre de gibier qu'il tenait entre ses crocs. C'était une bonne chose. D'une part parce que qu'il allait par conséquent sans doute les mener directement à sa tanière, d'autre part parce que cela signifiait qu'il aurait probablement moins envie de les bouffer s'il les repérait.</text:p>
      <text:p text:style-name="Text_20_body"/>
      <text:p text:style-name="Text_20_body">La filature dura encore quelques dizaines de minutes mais finalement les deux compères arrivèrent devant ce qui ressemblait fort à l'antre du smilodon. L'animal y entra, son gibier toujours bien à l'abri dans sa puissante mâchoire. Astrid et Erland trouvèrent un nouveau buisson où se dissimuler et ainsi commença la longue attente. Il fallait maintenant patienter jusqu'à ce que le félin daigne quitter sa maison pour... Eh bien pour faire quelque chose quoi. Au bout de ce qui semblait être une éternité à ses yeux, le prestidigitateur finit par perdre patience. Le soleil était sur le point de se <text:soft-page-break/>coucher et il n'y avait pas le moindre signe de mouvement dans la caverne. Il ramassa une poignée de neige qu'il tassa pour en faire une boule bien compacte et la balança devant la tanière du smilodon. Pendant près d'une minute, le garçon balança tout ce qui lui passait sous la main ; neige, branches, cailloux... Tout ce qui avait une chance d'attirer leur cible dehors.</text:p>
      <text:p text:style-name="Text_20_body"/>
      <text:p text:style-name="Text_20_body">-Putain mais allez quoi, sors de ton trou sale matou !</text:p>
      <text:p text:style-name="Text_20_body"/>
      <text:p text:style-name="Text_20_body">Lorsque finalement, deux iris jaunes firent leur apparition au milieu du noir de la caverne, Erland ressentit un frisson d'excitation. Il regarda Astrid droit dans les yeux. Un large sourire se forma sur ses lèvres. Il l'attrapa par le bras et la balança hors de leur cachette, à découvert, à peine à quelques mètres de l'entrée de l'antre du smilodon.</text:p>
      <text:p text:style-name="Text_20_body"/>
      <text:p text:style-name="Text_20_body">-C'est gentil de ta part de te dévouer pour l'occuper ! J'espère que ça ne fait pas trop... [i]douche froide[/i].</text:p>
      <text:p text:style-name="Text_20_body"/>
      <text:p text:style-name="Text_20_body">La remarque faisait évidemment référence à l'incident de la matinée, dont il était copieusement en train de se venger. Toujours abrité -lui- dans le buisson, Erland plissa des yeux pour essayer de distinguer si le smilodon était bel et bien en train de quitter sa cachette. Il avait tout de même posé une main sur la garde de sa canne-épée, prêt à intervenir si Astrid était vraiment en danger. Mais si elle s'en sortait bien, il aurait [i]vraiment[/i] le temps d'aller subtiliser un œuf, remplissant ainsi leur mission. C'était un vrai plan ! Pas seulement une vengeance mesquine. Enfin c'était ce dont il était en train de se persuader lui-même...</text:p>
      <text:p text:style-name="P1">Pendant une seconde, Erland fut pris d'un irrépressible sentiment de culpabilité. Il venait tout de même de jeter sa meilleure -sa seule?- amie au devant d'une créature dont la réputation de prédateur n'était plus à faire. Le félin tourna sa tête vers Astrid et le magicien déglutit avec difficulté. Etait-il allé vraiment trop loin cette fois ? Les deux compères avaient certes l'habitude de se faire des crasses à longueur de journée, mais le garçon savait qu'il avait également une fâcheuse tendance à souvent réfléchir [i]après[/i] avoir agi. Cela lui avait déjà joué des tours et il allait probablement devoir se pencher sur ses problèmes d'impulsivité dans un futur proche...</text:p>
      <text:p text:style-name="Text_20_body"/>
      <text:p text:style-name="Text_20_body">Mais Astrid se mit soudain à se trémousser en criant et ses remords disparurent aussi vite qu'ils étaient apparus. C'était hilarant. Le spectacle qui se déroulait sous ses yeux était bien trop appréciable pour qu'il puisse s'en vouloir d'avoir mis en danger la vie de sa collègue (oui, Erland a une notion des priorités toute relative). La voir ainsi se débattre pour attirer l'attention de l'animal tout en restant à une distance minimum de sécurité avait de quoi lui réchauffer le cœur et toutes les promesses de diarrhées du monde ne pourraient lui enlever son plaisir. Le magicien profita un instant de la scène qui s'offrait à lui, les bras croisés et la tête légèrement penchée sur le côté. Il vit ainsi, un vague sourire aux lèvres, Astrid balancer à son tour une boule de neige sur le smilodon avant de se carapater sans demander son reste et se dépêcher de grimper sur une branche, hors de portée de son adversaire à quatre pattes. C'était juste parfait.</text:p>
      <text:p text:style-name="Text_20_body"/>
      <text:p text:style-name="Text_20_body">-Oh, tu sais... Je te fais confiance pour me faire chier. Après tout, tu es devenue maîtresse en la matière, n'est-ce pas ?</text:p>
      <text:p text:style-name="Text_20_body"/>
      <text:p text:style-name="Text_20_body">L'espace d'un instant, le fieffé farceur fut tenté de la laisser se débrouiller et de faire la sieste dans un coin. Surtout après les menaces qu'elle venait de proférer -qu'Erland avait prises très au sérieux et bien noté dans un coin de sa tête, soit dit en passant. Mais il décida finalement dans un accès de lucidité -et de charité- que la blague avait assez duré. Ils n'auraient peut-être pas de si tôt une autre occasion de subtiliser un œuf à un smilodon, et l'air de rien la situation était vraiment dangereuse. Si la branche sur laquelle elle reposait finissait par craquer, Astrid allait se retrouver vraiment dans la merde. Alors Erland se mit enfin au boulot.</text:p>
      <text:p text:style-name="Text_20_body"/>
      <text:p text:style-name="Text_20_body">En veillant à rester le plus discret possible pour ne pas attirer l'attention du félin dans sa direction, le jeune homme à la chevelure d'argent s'extirpa du buisson où il était encore abrité et se dirigea vers l'entrée de la caverne, jetant de temps à autre un coup d’œil en arrière pour vérifier qu'il était tranquille. Fort heureusement, le smilodon avait l'air bien trop occupé à picoler -ce qui, songea le garçon en souriant, en faisait un excellent compagnon pour Astrid- et il réussit à atteindre la grotte sans encombre. Une fois à l'intérieur, il prit quelques secondes. Il n'était pas exclu que l'animal ne soit pas seul, et maintenant qu'il était engagé dans cette voie, Erland n'aurait sûrement pas d'autre choix que d'affronter tout autre représentant de son espèce, alors autant se préparer un minimum, en laissant ses yeux s'habituer à l'obscurité et en gardant une main sur la garde de sa canne-épée, prêt à dégainer au moindre bruit ou mouvement suspect.</text:p>
      <text:p text:style-name="Text_20_body"/>
      <text:p text:style-name="Text_20_body">Mais il fallait croire que Lucy [i]était[/i] vraiment avec eux, au grand dam d'Erland, car celui-ci ne rencontra pas le moindre signe de vie dans la grotte. En revanche... Son visage s'illumina d'un nouveau sourire alors qu'après une petite minute de marche, il tombait sur ce qui semblait être le foyer du smilodon. Et au milieu des carcasses d'animaux, un superbe œuf qui n'attendait que lui. Le magicien se précipita pour le prendre et le glisser avec délicatesse dans son sac. L’œuf de poule était resté dans celui d'Astrid. Tant pis pour la blague. L'ancien noble fit demi-tour sans demander son reste et repartit en direction de l'extérieur. Juste avant d'atteindre la sortie, il eut une nouvelle idée <text:soft-page-break/>de plaisanterie à faire à son amie. Il prit une profonde inspiration pour réussir à imposer un air grave, presque triste, à son visage, puis sortit de la caverne.</text:p>
      <text:p text:style-name="Text_20_body"/>
      <text:p text:style-name="Text_20_body">-Tu vas pas être contente... Y avait rien !</text:p>
      <text:p text:style-name="P1">Bon. La comparse d'Erland était toujours bien accrochée à sa branche au moment où celui-ci quittait la tanière. C'était plutôt une bonne nouvelle, dans la mesure où cela signifiait qu'elle n'avait pas été dévorée vivante par un smilodon en colère durant son absence. C'était une un peu moins bonne nouvelle dans la mesure où, à en juger par la quantité et la diversité d'objets que l'animal reniflait à présent à ses pieds, elle avait dû se séparer de pas mal d'affaires à cause de sa -très bonne- blague et elle allait peut-être lui en tenir rigueur. Injustement. Dans tous les cas, le magicien ne put retenir un sourire lorsque Astrid balança ses dernières réserves de viande séchée, pour finir par le même œuf de poule qui aurait dû servir à remplacer celui du smilodon, arrachant tout de même un pincement au cœur d'Erland devant cette bonne farce perdue. La jeune femme réussit ainsi à éloigner la bestiole et à le rejoindre pour l'emmener par le bras le plus loin possible.</text:p>
      <text:p text:style-name="Text_20_body"/>
      <text:p text:style-name="Text_20_body">-Si je veux vivre ? Tu as un vrai don pour dramatiser...</text:p>
      <text:p text:style-name="Text_20_body"/>
      <text:p text:style-name="Text_20_body">Le garçon la suivit nonchalamment, un vague sourire flottant sur ses lèvres. Une autre grossière provocation. Ils savaient aussi bien l'un que l'autre que c'était complètement faux. Bien au contraire, Astrid était plutôt du genre à prendre tout un peu trop à la légère. Mais Erland était sur sa lancée d'emmerdement, et il n'allait pas s'arrêter en si bon chemin. Les deux voleurs d’œuf coururent ainsi pendant un moment, avant de s'arrêter une fois sûrs qu'ils avaient mis suffisamment de distance entre eux et le prédateur naturel. Astrid se tourna alors vers lui, un air chagriné sur le visage. Elle déplora l'absence d’œuf et lui suggéra qu'ils continuent vers une autre zone, ce à quoi le prestidigitateur s'apprêta à rétorquer que, vraiment, il était sans doute trop tard pour enchaîner, que les montagnes étaient dangereuses la nuit et qu'il en avait déjà plein pattes. Tout ça bien évidemment pour donner autant de raisons de ne pas continuer dans une quête qu'ils avaient déjà accomplie -même si elle n'était pas au courant. </text:p>
      <text:p text:style-name="Text_20_body"/>
      <text:p text:style-name="Text_20_body">Heureusement, il n'eut pas à se justifier avec véhémence car la jeune citoyenne se para soudainement d'un sourire féroce et lui enfonça le doigt dans le... torse avant de l'accuser -à raison- d'avoir feinter d'être revenu bredouille du logis du smilodon, sous prétexte qu'elle aurait fait la même blague à sa place et qu'elle le connaissait trop bien. Erland adopta son expression la plus faussement outrée, le dos d'une main sur son front, l'autre sur sa poitrine, jetant de manière très très exagérée sa tête en arrière, s'apprêtant à se lamenter avec force face au manque de confiance que son amie de toujours lui portait, après tout ce qu'ils avaient traversé ensemble. Qu'il était extrêmement blessé par ses accusations et qu'il ne comprenait pas qu'elle puisse le penser d'une telle félonie et patati et patata...</text:p>
      <text:p text:style-name="Text_20_body"/>
      <text:p text:style-name="Text_20_body">Une nouvelle fois, le garçon fut interrompu avant d'avoir pu faire étalage de sa mauvaise foi par un cri déchirant. A croire que le monde ne voulait pas -ou n'était pas prêt- qu'il fasse montre de ses talents de comédien. Tant pis. Il aurait d'autres occasions de jouer la comédie. A moins qu'il ne se fasse bouffer par un smilodon à qui l'on venait d'enlever sa progéniture. Il hocha la tête d'un air entendu à la proposition d'Astrid et les deux courageux aventuriers se mirent à nouveau à cavaler, en direction de la ville cette fois. Tout en courant, Erland ne put s'empêcher de continuer à titiller son amie.</text:p>
      <text:p text:style-name="Text_20_body"/>
      <text:p text:style-name="Text_20_body">-Tes jeux de mots sont... De pire... en pire. Les années passées à picoler et fumer avaient visiblement un effet pas ouf sur son endurance. Et tu noteras que... Tu serais... sortie... avec le même air triste... si tu n'avais... pas trouvé d’œuf.</text:p>
      <text:p text:style-name="Text_20_body"/>
      <text:p text:style-name="Text_20_body"><text:soft-page-break/>La discussion ne dura franchement pas longtemps, trop occupés que les deux casse-cou étaient à essayer de distancer la bête féroce à leurs trousses. Ils ne se retournèrent pas avant d'avoir atteint la grande porte de la Forteresse, après quoi ils restèrent plantés là pendant de longues minutes, Erland reprenant son souffle, les deux mains sur les genoux. Finalement, il parvint à parlant, articulant non sans mal.</text:p>
      <text:p text:style-name="Text_20_body"/>
      <text:p text:style-name="Text_20_body">-Je crois... Qu'on a bien mérité une petite mousse !</text:p>
      <text:p text:style-name="Text_20_body"/>
      <text:p text:style-name="Text_20_body">Astrid était bien d'accord et ils se dirigèrent d'un pas pressé mais éreinté vers une taverne -une des rares qu'ils n'avaient pas écumées la veille. Une fois confortablement installés, une pinte [strike]dans chaque[/strike] à la main et le gosier réhydraté par une gorgée salvatrice de houblon, Erland se pencha et commença à fouiller dans son sac, pour se relever quelques secondes plus tard et poser triomphalement l’œuf de smilodon sur leur table.</text:p>
      <text:p text:style-name="Text_20_body"/>
      <text:p text:style-name="Text_20_body">-Tadaaaaaaaaaaaaah ! En fait y avait bien un œuf dans la tanière du smilodon ! Je t'ai bien eue hein ? On est riches ! Exulta-t-il, probablement un poil trop fort.</text:p>
      <text:p text:style-name="Text_20_body"/>
      <text:p text:style-name="Text_20_body">A quelques tablées de là, deux types à l'air patibulaire levèrent la tête dans leur direction, un soudain intérêt pour la scène au fond de leurs yeux. Vu leur bronzage, ils n'étaient pas du coin non p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7T09:31:47.75</meta:creation-date>
    <dc:date>2020-01-16T16:59:03.45</dc:date>
    <meta:editing-duration>PT19H58M2S</meta:editing-duration>
    <meta:editing-cycles>1057</meta:editing-cycles>
    <meta:generator>OpenOffice/4.1.7$Win32 OpenOffice.org_project/417m1$Build-9800</meta:generator>
    <meta:document-statistic meta:table-count="0" meta:image-count="0" meta:object-count="0" meta:page-count="11" meta:paragraph-count="58" meta:word-count="4750" meta:character-count="28308"/>
  </office:meta>
</office:document-meta>
</file>